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may-break-between-rows="false" style:writing-mode="lr-tb"/>
    </style:style>
    <style:style style:name="Table4.A" style:family="table-column">
      <style:table-column-properties style:column-width="4.595cm" style:rel-column-width="17119*"/>
    </style:style>
    <style:style style:name="Table4.B" style:family="table-column">
      <style:table-column-properties style:column-width="1.45cm" style:rel-column-width="5402*"/>
    </style:style>
    <style:style style:name="Table4.C" style:family="table-column">
      <style:table-column-properties style:column-width="1.36cm" style:rel-column-width="5066*"/>
    </style:style>
    <style:style style:name="Table4.D" style:family="table-column">
      <style:table-column-properties style:column-width="1.358cm" style:rel-column-width="5060*"/>
    </style:style>
    <style:style style:name="Table4.E" style:family="table-column">
      <style:table-column-properties style:column-width="2.182cm" style:rel-column-width="8129*"/>
    </style:style>
    <style:style style:name="Table4.F" style:family="table-column">
      <style:table-column-properties style:column-width="6.645cm" style:rel-column-width="24759*"/>
    </style:style>
    <style:style style:name="Table4.A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4.595cm" style:rel-column-width="17119*"/>
    </style:style>
    <style:style style:name="Table2.B" style:family="table-column">
      <style:table-column-properties style:column-width="1.45cm" style:rel-column-width="5402*"/>
    </style:style>
    <style:style style:name="Table2.C" style:family="table-column">
      <style:table-column-properties style:column-width="1.36cm" style:rel-column-width="5066*"/>
    </style:style>
    <style:style style:name="Table2.D" style:family="table-column">
      <style:table-column-properties style:column-width="1.358cm" style:rel-column-width="5060*"/>
    </style:style>
    <style:style style:name="Table2.E" style:family="table-column">
      <style:table-column-properties style:column-width="2.182cm" style:rel-column-width="8129*"/>
    </style:style>
    <style:style style:name="Table2.F" style:family="table-column">
      <style:table-column-properties style:column-width="6.645cm" style:rel-column-width="24759*"/>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595cm" style:rel-column-width="17119*"/>
    </style:style>
    <style:style style:name="Table3.B" style:family="table-column">
      <style:table-column-properties style:column-width="1.45cm" style:rel-column-width="5402*"/>
    </style:style>
    <style:style style:name="Table3.C" style:family="table-column">
      <style:table-column-properties style:column-width="1.36cm" style:rel-column-width="5066*"/>
    </style:style>
    <style:style style:name="Table3.D" style:family="table-column">
      <style:table-column-properties style:column-width="1.358cm" style:rel-column-width="5060*"/>
    </style:style>
    <style:style style:name="Table3.E" style:family="table-column">
      <style:table-column-properties style:column-width="2.182cm" style:rel-column-width="8129*"/>
    </style:style>
    <style:style style:name="Table3.F" style:family="table-column">
      <style:table-column-properties style:column-width="6.645cm" style:rel-column-width="24759*"/>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CanTransport" style:family="table">
      <style:table-properties style:width="17.59cm" table:align="margins" style:may-break-between-rows="false" style:writing-mode="lr-tb"/>
    </style:style>
    <style:style style:name="CanTransport.A" style:family="table-column">
      <style:table-column-properties style:column-width="5.078cm" style:rel-column-width="18920*"/>
    </style:style>
    <style:style style:name="CanTransport.B" style:family="table-column">
      <style:table-column-properties style:column-width="2.21cm" style:rel-column-width="8234*"/>
    </style:style>
    <style:style style:name="CanTransport.C" style:family="table-column">
      <style:table-column-properties style:column-width="4.136cm" style:rel-column-width="15411*"/>
    </style:style>
    <style:style style:name="CanTransport.D" style:family="table-column">
      <style:table-column-properties style:column-width="6.165cm" style:rel-column-width="22970*"/>
    </style:style>
    <style:style style:name="CanTransport.1" style:family="table-row">
      <style:table-row-properties fo:keep-together="always"/>
    </style:style>
    <style:style style:name="CanTransport.A1" style:family="table-cell">
      <style:table-cell-properties fo:padding="0.097cm" fo:border-left="0.05pt solid #000000" fo:border-right="none" fo:border-top="0.05pt solid #000000" fo:border-bottom="0.05pt solid #000000"/>
    </style:style>
    <style:style style:name="CanTransport.D1" style:family="table-cell">
      <style:table-cell-properties fo:background-color="transparent" fo:padding="0.097cm" fo:border="0.05pt solid #000000">
        <style:background-image/>
      </style:table-cell-properties>
    </style:style>
    <style:style style:name="CanTransport.A2" style:family="table-cell">
      <style:table-cell-properties fo:padding="0.097cm" fo:border-left="0.05pt solid #000000" fo:border-right="none" fo:border-top="none" fo:border-bottom="0.05pt solid #000000"/>
    </style:style>
    <style:style style:name="CanTransport.B2" style:family="table-cell">
      <style:table-cell-properties fo:padding="0.097cm" fo:border-left="0.05pt solid #000000" fo:border-right="none" fo:border-top="none" fo:border-bottom="0.05pt solid #000000"/>
    </style:style>
    <style:style style:name="CanTransport.C2" style:family="table-cell">
      <style:table-cell-properties fo:padding="0.097cm" fo:border-left="0.05pt solid #000000" fo:border-right="none" fo:border-top="none" fo:border-bottom="0.05pt solid #000000"/>
    </style:style>
    <style:style style:name="CanTransport.D2" style:family="table-cell">
      <style:table-cell-properties fo:padding="0.097cm" fo:border-left="0.05pt solid #000000" fo:border-right="0.05pt solid #000000" fo:border-top="none" fo:border-bottom="0.05pt solid #000000"/>
    </style:style>
    <style:style style:name="CanTransport.A3" style:family="table-cell">
      <style:table-cell-properties fo:padding="0.097cm" fo:border-left="0.05pt solid #000000" fo:border-right="none" fo:border-top="none" fo:border-bottom="0.05pt solid #000000"/>
    </style:style>
    <style:style style:name="CanTransport.B3" style:family="table-cell">
      <style:table-cell-properties fo:padding="0.097cm" fo:border-left="0.05pt solid #000000" fo:border-right="none" fo:border-top="none" fo:border-bottom="0.05pt solid #000000"/>
    </style:style>
    <style:style style:name="CanTransport.C3" style:family="table-cell">
      <style:table-cell-properties fo:padding="0.097cm" fo:border-left="0.05pt solid #000000" fo:border-right="none" fo:border-top="none" fo:border-bottom="0.05pt solid #000000"/>
    </style:style>
    <style:style style:name="CanTransport.D3" style:family="table-cell">
      <style:table-cell-properties fo:padding="0.097cm" fo:border-left="0.05pt solid #000000" fo:border-right="0.05pt solid #000000" fo:border-top="none" fo:border-bottom="0.05pt solid #000000"/>
    </style:style>
    <style:style style:name="CanTransport.A4" style:family="table-cell">
      <style:table-cell-properties fo:padding="0.097cm" fo:border-left="0.05pt solid #000000" fo:border-right="none" fo:border-top="none" fo:border-bottom="0.05pt solid #000000"/>
    </style:style>
    <style:style style:name="CanTransport.B4" style:family="table-cell">
      <style:table-cell-properties fo:padding="0.097cm" fo:border-left="0.05pt solid #000000" fo:border-right="none" fo:border-top="none" fo:border-bottom="0.05pt solid #000000"/>
    </style:style>
    <style:style style:name="CanTransport.C4" style:family="table-cell">
      <style:table-cell-properties fo:padding="0.097cm" fo:border-left="0.05pt solid #000000" fo:border-right="none" fo:border-top="none" fo:border-bottom="0.05pt solid #000000"/>
    </style:style>
    <style:style style:name="CanTransport.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58ff9"/>
    </style:style>
    <style:style style:name="P7" style:family="paragraph" style:parent-style-name="Footnote">
      <style:paragraph-properties text:number-lines="false" text:line-number="0"/>
    </style:style>
    <style:style style:name="P8" style:family="paragraph" style:parent-style-name="Footnote">
      <style:paragraph-properties text:number-lines="false" text:line-number="0"/>
      <style:text-properties officeooo:paragraph-rsid="001c4272"/>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Table_20_Contents">
      <style:paragraph-properties fo:margin-top="0cm" fo:margin-bottom="0cm" loext:contextual-spacing="false"/>
    </style:style>
    <style:style style:name="P11" style:family="paragraph" style:parent-style-name="Table_20_Contents">
      <style:paragraph-properties fo:margin-top="0cm" fo:margin-bottom="0cm" loext:contextual-spacing="false" fo:text-align="start" style:justify-single-word="false"/>
      <style:text-properties officeooo:paragraph-rsid="002c89fa"/>
    </style:style>
    <style:style style:name="P12" style:family="paragraph" style:parent-style-name="Table_20_Contents">
      <style:paragraph-properties fo:margin-top="0cm" fo:margin-bottom="0cm" loext:contextual-spacing="false" fo:text-align="center" style:justify-single-word="false"/>
    </style:style>
    <style:style style:name="P13" style:family="paragraph" style:parent-style-name="Table_20_Contents">
      <style:paragraph-properties fo:margin-top="0cm" fo:margin-bottom="0cm" loext:contextual-spacing="false" fo:text-align="center" style:justify-single-word="false"/>
      <style:text-properties officeooo:paragraph-rsid="0031b110"/>
    </style:style>
    <style:style style:name="P1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 style:family="paragraph" style:parent-style-name="Table_20_Contents">
      <style:paragraph-properties fo:margin-top="0cm" fo:margin-bottom="0cm" loext:contextual-spacing="false" fo:text-align="center" style:justify-single-word="false"/>
      <style:text-properties fo:font-weight="bold" officeooo:rsid="001a8842" officeooo:paragraph-rsid="001a8842" style:font-weight-asian="bold" style:font-weight-complex="bold"/>
    </style:style>
    <style:style style:name="P16" style:family="paragraph" style:parent-style-name="Table_20_Contents">
      <style:paragraph-properties fo:margin-top="0cm" fo:margin-bottom="0cm" loext:contextual-spacing="false" fo:text-align="center" style:justify-single-word="false"/>
      <style:text-properties officeooo:rsid="001a8842" officeooo:paragraph-rsid="001a8842"/>
    </style:style>
    <style:style style:name="P17" style:family="paragraph" style:parent-style-name="Table_20_Contents">
      <style:paragraph-properties fo:margin-top="0cm" fo:margin-bottom="0cm" loext:contextual-spacing="false" fo:text-align="center" style:justify-single-word="false"/>
      <style:text-properties officeooo:rsid="001c4272" officeooo:paragraph-rsid="001c4272"/>
    </style:style>
    <style:style style:name="P18" style:family="paragraph" style:parent-style-name="Table_20_Heading">
      <style:paragraph-properties fo:margin-top="0cm" fo:margin-bottom="0cm" loext:contextual-spacing="false"/>
    </style:style>
    <style:style style:name="P19" style:family="paragraph" style:parent-style-name="Table_20_Heading">
      <style:paragraph-properties fo:margin-top="0cm" fo:margin-bottom="0cm" loext:contextual-spacing="false" fo:text-align="center" style:justify-single-word="false"/>
    </style:style>
    <style:style style:name="P20" style:family="paragraph" style:parent-style-name="Table_20_Heading">
      <style:paragraph-properties fo:margin-top="0cm" fo:margin-bottom="0cm" loext:contextual-spacing="false" fo:text-align="center" style:justify-single-word="false"/>
      <style:text-properties officeooo:rsid="001c4272"/>
    </style:style>
    <style:style style:name="P21" style:family="paragraph" style:parent-style-name="Table_20_Heading">
      <style:paragraph-properties fo:margin-top="0cm" fo:margin-bottom="0cm" loext:contextual-spacing="false" fo:text-align="center" style:justify-single-word="false"/>
      <style:text-properties officeooo:rsid="001c4272" officeooo:paragraph-rsid="001c4272"/>
    </style:style>
    <style:style style:name="P22" style:family="paragraph" style:parent-style-name="Text_20_body">
      <style:text-properties style:font-name="Times New Roman" fo:font-size="12pt"/>
    </style:style>
    <style:style style:name="P23" style:family="paragraph" style:parent-style-name="Table_20_Contents">
      <style:paragraph-properties text:number-lines="true" text:line-number="0"/>
    </style:style>
    <style:style style:name="P24" style:family="paragraph" style:parent-style-name="Standard">
      <style:paragraph-properties text:number-lines="true" text:line-number="0"/>
    </style:style>
    <style:style style:name="P2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6" style:family="paragraph" style:parent-style-name="Table_20_Contents">
      <style:paragraph-properties fo:break-before="page"/>
    </style:style>
    <style:style style:name="P27"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8" style:family="paragraph" style:parent-style-name="Footnote">
      <style:text-properties officeooo:rsid="001c4272" officeooo:paragraph-rsid="001c4272"/>
    </style:style>
    <style:style style:name="P29" style:family="paragraph" style:parent-style-name="Table_20_Contents">
      <style:paragraph-properties fo:margin-left="0cm" fo:margin-right="-0.011cm" fo:margin-top="0cm" fo:margin-bottom="0cm" loext:contextual-spacing="false" fo:text-align="start" style:justify-single-word="false" fo:text-indent="0cm" style:auto-text-indent="false"/>
      <style:text-properties officeooo:paragraph-rsid="001c4272"/>
    </style:style>
    <style:style style:name="P30" style:family="paragraph" style:parent-style-name="Standard">
      <style:text-properties fo:color="#000000" style:font-name="Times New Roman" fo:font-size="12pt" fo:font-weight="normal" style:font-weight-asian="normal" style:font-weight-complex="normal"/>
    </style:style>
    <style:style style:name="P31" style:family="paragraph" style:parent-style-name="Standard">
      <style:paragraph-properties fo:margin-top="0.305cm" fo:margin-bottom="0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7.59cm" style:type="right" style:leader-style="dotted" style:leader-text="."/>
        </style:tab-stops>
      </style:paragraph-properties>
    </style:style>
    <style:style style:name="P34" style:family="paragraph" style:parent-style-name="Contents_20_3">
      <style:paragraph-properties>
        <style:tab-stops>
          <style:tab-stop style:position="17.59cm" style:type="right" style:leader-style="dotted" style:leader-text="."/>
        </style:tab-stops>
      </style:paragraph-properties>
    </style:style>
    <style:style style:name="P35" style:family="paragraph" style:parent-style-name="Table_20_Contents" style:list-style-name="L4">
      <style:paragraph-properties text:number-lines="true" text:line-number="0"/>
    </style:style>
    <style:style style:name="P36" style:family="paragraph" style:parent-style-name="Table_20_Contents" style:list-style-name="L4">
      <style:paragraph-properties text:number-lines="true" text:line-number="0"/>
      <style:text-properties officeooo:paragraph-rsid="00150aad"/>
    </style:style>
    <style:style style:name="P37" style:family="paragraph" style:parent-style-name="Heading_20_1" style:master-page-name="First_20_Page">
      <style:paragraph-properties style:page-number="auto"/>
    </style:style>
    <style:style style:name="P38" style:family="paragraph" style:parent-style-name="Heading_20_3">
      <style:paragraph-properties text:number-lines="true" text:line-number="0"/>
    </style:style>
    <style:style style:name="P39" style:family="paragraph" style:parent-style-name="Standard" style:list-style-name="L1"/>
    <style:style style:name="P40" style:family="paragraph" style:parent-style-name="Standard" style:list-style-name="L1">
      <style:text-properties style:font-name="Times New Roman"/>
    </style:style>
    <style:style style:name="P41" style:family="paragraph" style:parent-style-name="Standard" style:list-style-name="L2"/>
    <style:style style:name="P42" style:family="paragraph" style:parent-style-name="Standard" style:list-style-name="L3">
      <style:paragraph-properties fo:margin-top="0cm" fo:margin-bottom="0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3" style:family="paragraph" style:parent-style-name="Standard" style:list-style-name="L3">
      <style:paragraph-properties fo:margin-top="0cm" fo:margin-bottom="0.3cm"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b2de"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db2de" style:font-size-asian="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fo:font-size="9pt" style:font-size-asian="9pt"/>
    </style:style>
    <style:style style:name="T8" style:family="text">
      <style:text-properties officeooo:rsid="001f88fe"/>
    </style:style>
    <style:style style:name="T9" style:family="text">
      <style:text-properties officeooo:rsid="00183aea"/>
    </style:style>
    <style:style style:name="T10" style:family="text">
      <style:text-properties officeooo:rsid="00217371"/>
    </style:style>
    <style:style style:name="T11" style:family="text">
      <style:text-properties style:text-position="super 58%"/>
    </style:style>
    <style:style style:name="T12" style:family="text">
      <style:text-properties officeooo:rsid="00223676"/>
    </style:style>
    <style:style style:name="T13" style:family="text">
      <style:text-properties style:font-name="Times New Roman"/>
    </style:style>
    <style:style style:name="T14" style:family="text">
      <style:text-properties fo:color="#000000" style:font-name="Times New Roman" fo:font-size="12pt" style:font-name-asian="TimesNewRomanPSMT" style:font-size-asian="12pt" style:font-name-complex="TimesNewRomanPSMT" style:font-size-complex="12pt"/>
    </style:style>
    <style:style style:name="T15" style:family="text">
      <style:text-properties officeooo:rsid="0019faba"/>
    </style:style>
    <style:style style:name="T16" style:family="text">
      <style:text-properties officeooo:rsid="001c4272"/>
    </style:style>
    <style:style style:name="T17" style:family="text">
      <style:text-properties officeooo:rsid="0027e5d7"/>
    </style:style>
    <style:style style:name="T18" style:family="text">
      <style:text-properties officeooo:rsid="001d6401"/>
    </style:style>
    <style:style style:name="T19" style:family="text">
      <style:text-properties officeooo:rsid="002c89fa"/>
    </style:style>
    <style:style style:name="T20" style:family="text">
      <style:text-properties officeooo:rsid="0031b1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3903450997912841707" text:style-name="L1">
        <text:list-item>
          <text:p text:style-name="P39"><text:span text:style-name="T13">The OpenLCB Message Network Standard, which </text:span><text:span text:style-name="T14">defines the basic messages and how they interact. Higher-level protocols are based on this message network, but are defined elsewhere.</text:span><text:span text:style-name="T13"> The Message Network Standard defines the global error codes which are referenced here.</text:span></text:p>
        </text:list-item>
        <text:list-item>
          <text:p text:style-name="P40">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4">Name</text:p>
          </table:table-cell>
          <table:table-cell table:style-name="Table4.A1" office:value-type="string">
            <text:p text:style-name="P15">Simple Node</text:p>
          </table:table-cell>
          <table:table-cell table:style-name="Table4.A1" office:value-type="string">
            <text:p text:style-name="P14">Dest ID</text:p>
          </table:table-cell>
          <table:table-cell table:style-name="Table4.A1" office:value-type="string">
            <text:p text:style-name="P14">Event ID</text:p>
          </table:table-cell>
          <table:table-cell table:style-name="Table4.A1" office:value-type="string">
            <text:p text:style-name="P14">Common MTI</text:p>
          </table:table-cell>
          <table:table-cell table:style-name="Table4.F1" office:value-type="string">
            <text:p text:style-name="P14">Data Content</text:p>
          </table:table-cell>
        </table:table-row>
        <table:table-row>
          <table:table-cell table:style-name="Table4.A2" office:value-type="string">
            <text:p text:style-name="P10">Datagram Content</text:p>
          </table:table-cell>
          <table:table-cell table:style-name="Table4.B2" office:value-type="string">
            <text:p text:style-name="P16">N</text:p>
          </table:table-cell>
          <table:table-cell table:style-name="Table4.C2" office:value-type="string">
            <text:p text:style-name="P12">Y</text:p>
          </table:table-cell>
          <table:table-cell table:style-name="Table4.D2" office:value-type="string">
            <text:p text:style-name="P12">N</text:p>
          </table:table-cell>
          <table:table-cell table:style-name="Table4.E2" office:value-type="string">
            <text:p text:style-name="P12">0x1C48</text:p>
          </table:table-cell>
          <table:table-cell table:style-name="Table4.F2" office:value-type="string">
            <text:p text:style-name="P12">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Name</text:p>
          </table:table-cell>
          <table:table-cell table:style-name="Table2.A1" office:value-type="string">
            <text:p text:style-name="P15">Simple Node</text:p>
          </table:table-cell>
          <table:table-cell table:style-name="Table2.A1" office:value-type="string">
            <text:p text:style-name="P14">Dest ID</text:p>
          </table:table-cell>
          <table:table-cell table:style-name="Table2.A1" office:value-type="string">
            <text:p text:style-name="P14">Event ID</text:p>
          </table:table-cell>
          <table:table-cell table:style-name="Table2.A1" office:value-type="string">
            <text:p text:style-name="P14">Common MTI</text:p>
          </table:table-cell>
          <table:table-cell table:style-name="Table2.F1" office:value-type="string">
            <text:p text:style-name="P14">Data Content</text:p>
          </table:table-cell>
        </table:table-row>
        <table:table-row>
          <table:table-cell table:style-name="Table2.A2" office:value-type="string">
            <text:p text:style-name="P10">Datagram Received OK</text:p>
          </table:table-cell>
          <table:table-cell table:style-name="Table2.B2" office:value-type="string">
            <text:p text:style-name="P16">N</text:p>
          </table:table-cell>
          <table:table-cell table:style-name="Table2.C2" office:value-type="string">
            <text:p text:style-name="P12">Y</text:p>
          </table:table-cell>
          <table:table-cell table:style-name="Table2.D2" office:value-type="string">
            <text:p text:style-name="P12">N</text:p>
          </table:table-cell>
          <table:table-cell table:style-name="Table2.E2" office:value-type="string">
            <text:p text:style-name="P12">0x0A28</text:p>
          </table:table-cell>
          <table:table-cell table:style-name="Table2.F2" office:value-type="string">
            <text:p text:style-name="P12">Flags (1 byte)</text:p>
          </table:table-cell>
        </table:table-row>
      </table:table>
      <text:p text:style-name="Standard"/>
      <text:p text:style-name="Standard">The flag bits are defined as:</text:p>
      <text:list xml:id="list3520928883892196527" text:style-name="L2">
        <text:list-item>
          <text:p text:style-name="P41">MSB 0x80 – Reply Pending – Use is defined by higher-level protocols. <text:s/></text:p>
        </text:list-item>
        <text:list-item>
          <text:p text:style-name="P41">Low four bits 0x0F – Timeout Value – Zero indicates no timeout value. A value N of 0<text:span text:style-name="T15">x</text:span>01 through 0x0F indicates that the pending reply will be transmitted before 2<text:span text:style-name="T11">N</text:span> seconds have elapsed; if not, an error has occurred.</text:p>
        </text:list-item>
        <text:list-item>
          <text:p text:style-name="P41">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Name</text:p>
          </table:table-cell>
          <table:table-cell table:style-name="Table3.A1" office:value-type="string">
            <text:p text:style-name="P15">Simple Node</text:p>
          </table:table-cell>
          <table:table-cell table:style-name="Table3.A1" office:value-type="string">
            <text:p text:style-name="P14">Dest ID</text:p>
          </table:table-cell>
          <table:table-cell table:style-name="Table3.A1" office:value-type="string">
            <text:p text:style-name="P14">Event ID</text:p>
          </table:table-cell>
          <table:table-cell table:style-name="Table3.A1" office:value-type="string">
            <text:p text:style-name="P14">Common MTI</text:p>
          </table:table-cell>
          <table:table-cell table:style-name="Table3.F1" office:value-type="string">
            <text:p text:style-name="P14">Data Content</text:p>
          </table:table-cell>
        </table:table-row>
        <table:table-row>
          <table:table-cell table:style-name="Table3.A2" office:value-type="string">
            <text:p text:style-name="P10">Datagram Rejected</text:p>
          </table:table-cell>
          <table:table-cell table:style-name="Table3.B2" office:value-type="string">
            <text:p text:style-name="P16">N</text:p>
          </table:table-cell>
          <table:table-cell table:style-name="Table3.C2" office:value-type="string">
            <text:p text:style-name="P12">Y</text:p>
          </table:table-cell>
          <table:table-cell table:style-name="Table3.D2" office:value-type="string">
            <text:p text:style-name="P12">N</text:p>
          </table:table-cell>
          <table:table-cell table:style-name="Table3.E2" office:value-type="string">
            <text:p text:style-name="P12">0x0A48</text:p>
          </table:table-cell>
          <table:table-cell table:style-name="Table3.F2" office:value-type="string">
            <text:p text:style-name="P11">Error Code, optional info</text:p>
          </table:table-cell>
        </table:table-row>
      </table:table>
      <text:p text:style-name="P31"><text:span text:style-name="T19">T</text:span>he data contents are, in order:</text:p>
      <text:list xml:id="list6425368237952597543" text:style-name="L3">
        <text:list-item>
          <text:p text:style-name="P42">Two bytes of error code. <text:s/></text:p>
        </text:list-item>
        <text:list-item>
          <text:p text:style-name="P43">Any extra bytes that the node wishes to include. There can be zero or more of these, <text:span text:style-name="T18">to a maximum of 64 bytes</text:span>. These shall be described in the node documentation.</text:p>
        </text:list-item>
      </text:list>
      <text:p text:style-name="Standard">Nodes shall accept and process Datagram Rejected messages that do not contain the full error code. Missing error code bits are to be interpreted as zero.</text:p>
      <text:h text:style-name="Heading_20_3" text:outline-level="3">Error Code</text:h>
      <text:p text:style-name="Standard">The Error Code field <text:span text:style-name="T8">shall be in accordance with the</text:span> Message Network Standard.</text:p>
      <text:p text:style-name="P22"><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ext:s/><text:span text:style-name="T10">A node shall not send a send a second Datagram to the same receiving node before receiving a reply from the receiving node or a timeout occurs. <text:s/></text:span></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
      <text:p text:style-name="Standard">Upon receipt of a Datagram Rejected message with <text:span text:style-name="T10">a Temporary Error</text:span>, the original transmitting node may resend the same Datagram Content message, or may abandon the transmission attempt.</text:p>
      <text:p text:style-name="Standard">Upon receipt of a Datagram Rejected message with <text:span text:style-name="T9">a Permanent Erro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18">Name</text:p>
            </table:table-cell>
            <table:table-cell table:style-name="CanTransport.A1" office:value-type="string">
              <text:p text:style-name="P20">CAN-MTI</text:p>
            </table:table-cell>
            <table:table-cell table:style-name="CanTransport.A1" office:value-type="string">
              <text:p text:style-name="P21">Can Header</text:p>
            </table:table-cell>
            <table:table-cell table:style-name="CanTransport.D1" office:value-type="string">
              <text:p text:style-name="P19">Data Content</text:p>
            </table:table-cell>
          </table:table-row>
        </table:table-header-rows>
        <table:table-row table:style-name="CanTransport.1">
          <table:table-cell table:style-name="CanTransport.A4" office:value-type="string">
            <text:p text:style-name="P10">Datagram Content</text:p>
          </table:table-cell>
          <table:table-cell table:style-name="CanTransport.B2" office:value-type="string">
            <text:p text:style-name="P17">0xddd<text:note text:id="ftn1" text:note-class="footnote"><text:note-citation>1</text:note-citation><text:note-body><text:p text:style-name="P28">ddd – The 12-bit destination alias field</text:p></text:note-body></text:note></text:p>
          </table:table-cell>
          <table:table-cell table:style-name="CanTransport.C2" office:value-type="string">
            <text:p text:style-name="P29">0x1Add,dsss<text:note text:id="ftn2" text:note-class="footnote"><text:note-citation>2</text:note-citation><text:note-body><text:p text:style-name="P7"><text:span text:style-name="T16">s</text:span>ss – The 12-bit source alias field </text:p></text:note-body></text:note> <text:span text:style-name="T16">– </text:span>Single<text:note text:id="ftn3" text:note-class="footnote"><text:note-citation>3</text:note-citation><text:note-body><text:p text:style-name="P8">Because CAN frames are limited to 8 bytes, datagrams larger than 8 bytes must be broken up among multiple messages. Thus, four distinct message types are defined to aid in flow control.</text:p></text:note-body></text:note></text:p>
            <text:p text:style-name="P29">0x1Bdd,dsss <text:span text:style-name="T16">– </text:span>First</text:p>
            <text:p text:style-name="P29">0x1Cdd,dsss <text:span text:style-name="T16">– </text:span>Middle</text:p>
            <text:p text:style-name="P29">0x1Ddd,dsss <text:span text:style-name="T16">– </text:span>Last</text:p>
          </table:table-cell>
          <table:table-cell table:style-name="CanTransport.D2" office:value-type="string">
            <text:p text:style-name="P12">0–8 bytes</text:p>
            <text:p text:style-name="P13">0–8 bytes</text:p>
            <text:p text:style-name="P13"><text:span text:style-name="T20">1</text:span>–8 bytes</text:p>
            <text:p text:style-name="P13">0–8 bytes</text:p>
          </table:table-cell>
        </table:table-row>
        <table:table-row table:style-name="CanTransport.1">
          <table:table-cell table:style-name="CanTransport.A4" office:value-type="string">
            <text:p text:style-name="P10">Datagram Received OK</text:p>
          </table:table-cell>
          <table:table-cell table:style-name="CanTransport.B3" office:value-type="string">
            <text:p text:style-name="P17">0xA28</text:p>
          </table:table-cell>
          <table:table-cell table:style-name="CanTransport.C3" office:value-type="string">
            <text:p text:style-name="P12">0x19A2,8sss</text:p>
          </table:table-cell>
          <table:table-cell table:style-name="CanTransport.D3" office:value-type="string">
            <text:p text:style-name="P12">0xfddd<text:note text:id="ftn4" text:note-class="footnote"><text:note-citation>4</text:note-citation><text:note-body><text:p text:style-name="P7">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0">Datagram Rejected</text:p>
          </table:table-cell>
          <table:table-cell table:style-name="CanTransport.B4" office:value-type="string">
            <text:p text:style-name="P17">0xA48</text:p>
          </table:table-cell>
          <table:table-cell table:style-name="CanTransport.C4" office:value-type="string">
            <text:p text:style-name="P12">0x19A4,8sss</text:p>
          </table:table-cell>
          <table:table-cell table:style-name="CanTransport.D4" office:value-type="string">
            <text:p text:style-name="P12">0xfddd, Error Code</text:p>
          </table:table-cell>
        </table:table-row>
      </table:table>
      <text:p text:style-name="Standard"/>
      <text:h text:style-name="Heading_20_2" text:outline-level="2">CAN States</text:h>
      <text:p text:style-name="P30">A node implementing the OpenLCB-CAN datagram protocol shall maintain a Datagram-started state for each datagram that it is receiving as a sequence of frames. If the node receives multiple overlapping datagrams <text:span text:style-name="T17">from different source nodes</text:span>, the states shall be independent.</text:p>
      <text:h text:style-name="Heading_20_2" text:outline-level="2">CAN Interactions</text:h>
      <text:h text:style-name="Heading_20_3" text:outline-level="3">Normal Transmission</text:h>
      <text:p text:style-name="P24">Normal transmission of a datagram over CAN consists of the transmitting node sending the Datagram Content message using one of two sequences of Datagram frames:</text:p>
      <text:list xml:id="list5966717324748616394" text:style-name="L4">
        <text:list-item>
          <text:p text:style-name="P35">One Datagram Content Single Frame</text:p>
        </text:list-item>
        <text:list-item>
          <text:p text:style-name="P35">One Datagram Content First Frame, followed by zero or more Datagram Content Middle Frame, followed by one Datagram Content Last Frame</text:p>
        </text:list-item>
      </text:list>
      <text:p text:style-name="P23">A node shall not transmit frames with lower CAN priority between the frames making up a datagram. <text:s/>A node may, but is not required to, transmit frames with higher CAN priority between the frames making up a datagram.</text:p>
      <text:p text:style-name="P23">A receiving node receiving either of the above sequences shall send either a Datagram Received OK or Datagram Rejected message in reply.</text:p>
      <text:h text:style-name="P38" text:outline-level="3">Rejected Transmission</text:h>
      <text:p text:style-name="P24">If a receiving node receives a sequence of Datagram frames other than one of</text:p>
      <text:list xml:id="list205802830271139" text:continue-numbering="true" text:style-name="L4">
        <text:list-item>
          <text:p text:style-name="P35">One Datagram Content Single Frame</text:p>
        </text:list-item>
        <text:list-item>
          <text:p text:style-name="P36">One Datagram Content First Frame, followed by zero or more Datagram Content Middle Frame, followed by one Datagram Content Last Frame<text:note text:id="ftn5" text:note-class="footnote"><text:note-citation>5</text:note-citation><text:note-body><text:p text:style-name="P27">The total payload bytes sent, including any First, Middle, and Last Frames, cannot exceed 72 bytes.</text:p></text:note-body></text:note></text:p>
        </text:list-item>
      </text:list>
      <text:p text:style-name="P23"><text:soft-page-break/>the receiving node shall send a Datagram Rejected message with <text:span text:style-name="T12">a Temporary Error, indicating a resend is allowed. <text:s/></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 (Informative)<text:tab/>1</text:p>
          <text:p text:style-name="P32"><text:s/>2 Intended Use (Informative)<text:tab/>1</text:p>
          <text:p text:style-name="P32"><text:s/>3 References and Context (Normative)<text:tab/>1</text:p>
          <text:p text:style-name="P32"><text:s/>4 Message Formats (Normative)<text:tab/>1</text:p>
          <text:p text:style-name="P33"><text:s/>4.1 Datagram Content<text:tab/>2</text:p>
          <text:p text:style-name="P33"><text:s/>4.2 Datagram Received OK<text:tab/>2</text:p>
          <text:p text:style-name="P33"><text:s/>4.3 Datagram Rejected<text:tab/>2</text:p>
          <text:p text:style-name="P34"><text:s/>4.3.1 Error Code<text:tab/>2</text:p>
          <text:p text:style-name="P32"><text:s/>5 States (Normative)<text:tab/>3</text:p>
          <text:p text:style-name="P32"><text:s/>6 Interactions (Normative)<text:tab/>3</text:p>
          <text:p text:style-name="P33"><text:s/>6.1 Normal Transmission<text:tab/>3</text:p>
          <text:p text:style-name="P33"><text:s/>6.2 Rejected Transmission<text:tab/>3</text:p>
          <text:p text:style-name="P32"><text:s/>7 Adaptation to CAN Transport (Normative)<text:tab/>3</text:p>
          <text:p text:style-name="P33"><text:s/>7.1 CAN Message Formats<text:tab/>3</text:p>
          <text:p text:style-name="P33"><text:s/>7.2 CAN States<text:tab/>4</text:p>
          <text:p text:style-name="P33"><text:s/>7.3 CAN Interactions<text:tab/>4</text:p>
          <text:p text:style-name="P34"><text:s/>7.3.1 Normal Transmission<text:tab/>4</text:p>
          <text:p text:style-name="P34"><text:s/>7.3.2 Rejected Transmission<text:tab/>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66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58ff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db2de"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527cm" svg:y="0.609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66</meta:editing-cycles>
    <meta:editing-duration>P1DT6H27M56S</meta:editing-duration>
    <meta:generator>LibreOffice/5.2.3.3$MacOSX_X86_64 LibreOffice_project/d54a8868f08a7b39642414cf2c8ef2f228f780cf</meta:generator>
    <dc:date>2021-04-30T20:58:02.278325744</dc:date>
    <meta:printed-by>Bob Jacobsen</meta:printed-by>
    <meta:print-date>2013-04-13T07:56:44</meta:print-date>
    <meta:keyword>Datagram Transport</meta:keyword>
    <meta:document-statistic meta:table-count="5" meta:image-count="1" meta:object-count="0" meta:page-count="6" meta:paragraph-count="144" meta:word-count="1317" meta:character-count="8294" meta:non-whitespace-character-count="7074"/>
    <meta:user-defined meta:name="OLCBdate">Apr 25, 2021</meta:user-defined>
    <meta:user-defined meta:name="OLCBstatus">Adopted</meta:user-defined>
    <meta:user-defined meta:name="OLCByear">2021</meta:user-defined>
  </office:meta>
</office:document-meta>
</file>